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LL DATA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ANN results (all data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del <text:s text:c="20"/></text:p>
          </table:table-cell>
          <table:table-cell office:value-type="string" calcext:value-type="string">
            <text:p><text:s text:c="8"/>RMSE</text:p>
          </table:table-cell>
          <table:table-cell office:value-type="string" calcext:value-type="string">
            <text:p><text:s text:c="9"/>MAE</text:p>
          </table:table-cell>
          <table:table-cell office:value-type="string" calcext:value-type="string">
            <text:p><text:s text:c="9"/>MAPE</text:p>
          </table:table-cell>
          <table:table-cell office:value-type="string" calcext:value-type="string">
            <text:p><text:s text:c="12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  <table:table-cell/>
          <table:table-cell office:value-type="string" calcext:value-type="string">
            <text:p>Model <text:s text:c="20"/></text:p>
          </table:table-cell>
          <table:table-cell office:value-type="string" calcext:value-type="string">
            <text:p><text:s text:c="8"/>RMSE</text:p>
          </table:table-cell>
          <table:table-cell office:value-type="string" calcext:value-type="string">
            <text:p><text:s text:c="9"/>MAE</text:p>
          </table:table-cell>
          <table:table-cell office:value-type="string" calcext:value-type="string">
            <text:p><text:s text:c="9"/>MAPE</text:p>
          </table:table-cell>
          <table:table-cell office:value-type="string" calcext:value-type="string">
            <text:p><text:s text:c="12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R <text:s text:c="20"/></text:p>
          </table:table-cell>
          <table:table-cell office:value-type="float" office:value="43.91193765" calcext:value-type="float">
            <text:p>43,91193765</text:p>
          </table:table-cell>
          <table:table-cell office:value-type="float" office:value="32.16806617" calcext:value-type="float">
            <text:p>32,16806617</text:p>
          </table:table-cell>
          <table:table-cell office:value-type="float" office:value="117.89367754" calcext:value-type="float">
            <text:p>117,89367754</text:p>
          </table:table-cell>
          <table:table-cell office:value-type="float" office:value="0.334084806" calcext:value-type="float">
            <text:p>0,3340848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1_5_th_0,7 <text:s text:c="12"/></text:p>
          </table:table-cell>
          <table:table-cell office:value-type="float" office:value="46.93699162" calcext:value-type="float">
            <text:p>46,93699162</text:p>
          </table:table-cell>
          <table:table-cell office:value-type="float" office:value="34.84227593" calcext:value-type="float">
            <text:p>34,84227593</text:p>
          </table:table-cell>
          <table:table-cell office:value-type="float" office:value="134.04754089" calcext:value-type="float">
            <text:p>134,04754089</text:p>
          </table:table-cell>
          <table:table-cell office:value-type="float" office:value="0.2391759668" calcext:value-type="float">
            <text:p>0,23917596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LASSO</text:p>
          </table:table-cell>
          <table:table-cell office:value-type="float" office:value="44.02544724" calcext:value-type="float">
            <text:p>44,02544724</text:p>
          </table:table-cell>
          <table:table-cell office:value-type="float" office:value="31.24645965" calcext:value-type="float">
            <text:p>31,24645965</text:p>
          </table:table-cell>
          <table:table-cell office:value-type="float" office:value="109.32521321" calcext:value-type="float">
            <text:p>109,32521321</text:p>
          </table:table-cell>
          <table:table-cell office:value-type="float" office:value="0.3306376591" calcext:value-type="float">
            <text:p>0,33063765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2_5_th_0,7 <text:s text:c="12"/></text:p>
          </table:table-cell>
          <table:table-cell office:value-type="float" office:value="48.87257488" calcext:value-type="float">
            <text:p>48,87257488</text:p>
          </table:table-cell>
          <table:table-cell office:value-type="float" office:value="34.34255517" calcext:value-type="float">
            <text:p>34,34255517</text:p>
          </table:table-cell>
          <table:table-cell office:value-type="float" office:value="110.11370865" calcext:value-type="float">
            <text:p>110,11370865</text:p>
          </table:table-cell>
          <table:table-cell office:value-type="float" office:value="0.175132556" calcext:value-type="float">
            <text:p>0,1751325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ln(PM2.5) <text:s text:c="18"/></text:p>
          </table:table-cell>
          <table:table-cell office:value-type="float" office:value="49.16983238" calcext:value-type="float">
            <text:p>49,16983238</text:p>
          </table:table-cell>
          <table:table-cell office:value-type="float" office:value="31.67580619" calcext:value-type="float">
            <text:p>31,67580619</text:p>
          </table:table-cell>
          <table:table-cell office:value-type="float" office:value="89.26039922" calcext:value-type="float">
            <text:p>89,26039922</text:p>
          </table:table-cell>
          <table:table-cell office:value-type="float" office:value="0.1650678635" calcext:value-type="float">
            <text:p>0,16506786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3_5_th_0,7 <text:s text:c="12"/></text:p>
          </table:table-cell>
          <table:table-cell office:value-type="float" office:value="56.4456216" calcext:value-type="float">
            <text:p>56,4456216</text:p>
          </table:table-cell>
          <table:table-cell office:value-type="float" office:value="41.46888847" calcext:value-type="float">
            <text:p>41,46888847</text:p>
          </table:table-cell>
          <table:table-cell office:value-type="float" office:value="158.421885" calcext:value-type="float">
            <text:p>158,421885</text:p>
          </table:table-cell>
          <table:table-cell office:value-type="float" office:value="-0.1003079273" calcext:value-type="float">
            <text:p>-0,10030792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ANN (5) threshold = 0.7</text:p>
          </table:table-cell>
          <table:table-cell table:formula="of:=AVERAGE([.J3:.J7])" office:value-type="float" office:value="52.456795184" calcext:value-type="float">
            <text:p>52,456795184</text:p>
          </table:table-cell>
          <table:table-cell table:formula="of:=AVERAGE([.K3:.K7])" office:value-type="float" office:value="38.254379924" calcext:value-type="float">
            <text:p>38,254379924</text:p>
          </table:table-cell>
          <table:table-cell table:formula="of:=AVERAGE([.L3:.L7])" office:value-type="float" office:value="140.131327446" calcext:value-type="float">
            <text:p>140,131327446</text:p>
          </table:table-cell>
          <table:table-cell table:formula="of:=AVERAGE([.M3:.M7])" office:value-type="float" office:value="0.04402231918" calcext:value-type="float">
            <text:p>0,04402231918</text:p>
          </table:table-cell>
          <table:table-cell table:formula="of:=AVERAGE([.N3:.N7])"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5_th_0,7 <text:s text:c="12"/></text:p>
          </table:table-cell>
          <table:table-cell office:value-type="float" office:value="57.25108277" calcext:value-type="float">
            <text:p>57,25108277</text:p>
          </table:table-cell>
          <table:table-cell office:value-type="float" office:value="41.87449725" calcext:value-type="float">
            <text:p>41,87449725</text:p>
          </table:table-cell>
          <table:table-cell office:value-type="float" office:value="165.7674097" calcext:value-type="float">
            <text:p>165,7674097</text:p>
          </table:table-cell>
          <table:table-cell office:value-type="float" office:value="-0.1319340684" calcext:value-type="float">
            <text:p>-0,13193406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SVR gamma = 0.000244, epsilon = 0.5, C = 1 </text:p>
          </table:table-cell>
          <table:table-cell office:value-type="float" office:value="45.69047507" calcext:value-type="float">
            <text:p>45,69047507</text:p>
          </table:table-cell>
          <table:table-cell office:value-type="float" office:value="29.71558275" calcext:value-type="float">
            <text:p>29,71558275</text:p>
          </table:table-cell>
          <table:table-cell office:value-type="float" office:value="83.75109548" calcext:value-type="float">
            <text:p>83,75109548</text:p>
          </table:table-cell>
          <table:table-cell office:value-type="float" office:value="0.2790501276" calcext:value-type="float">
            <text:p>0,27905012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5_5_th_0,7 <text:s text:c="12"/></text:p>
          </table:table-cell>
          <table:table-cell office:value-type="float" office:value="52.77770505" calcext:value-type="float">
            <text:p>52,77770505</text:p>
          </table:table-cell>
          <table:table-cell office:value-type="float" office:value="38.7436828" calcext:value-type="float">
            <text:p>38,7436828</text:p>
          </table:table-cell>
          <table:table-cell office:value-type="float" office:value="132.30609299" calcext:value-type="float">
            <text:p>132,30609299</text:p>
          </table:table-cell>
          <table:table-cell office:value-type="float" office:value="0.0380450688" calcext:value-type="float">
            <text:p>0,03804506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<text:s text:c="20"/></text:p>
          </table:table-cell>
          <table:table-cell office:value-type="float" office:value="15.1469" calcext:value-type="float">
            <text:p>15,1469</text:p>
          </table:table-cell>
          <table:table-cell office:value-type="float" office:value="10.895138" calcext:value-type="float">
            <text:p>10,895138</text:p>
          </table:table-cell>
          <table:table-cell office:value-type="float" office:value="85.57493" calcext:value-type="float">
            <text:p>85,57493</text:p>
          </table:table-cell>
          <table:table-cell office:value-type="float" office:value="0.1022065" calcext:value-type="float">
            <text:p>0,10220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1_6_5_th_9,7 <text:s text:c="8"/></text:p>
          </table:table-cell>
          <table:table-cell office:value-type="float" office:value="14.79665" calcext:value-type="float">
            <text:p>14,79665</text:p>
          </table:table-cell>
          <table:table-cell office:value-type="float" office:value="10.594945" calcext:value-type="float">
            <text:p>10,594945</text:p>
          </table:table-cell>
          <table:table-cell office:value-type="float" office:value="94.33145" calcext:value-type="float">
            <text:p>94,33145</text:p>
          </table:table-cell>
          <table:table-cell office:value-type="float" office:value="0.1432464" calcext:value-type="float">
            <text:p>0,1432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LASSO <text:s text:c="5"/></text:p>
          </table:table-cell>
          <table:table-cell office:value-type="float" office:value="15.56014" calcext:value-type="float">
            <text:p>15,56014</text:p>
          </table:table-cell>
          <table:table-cell office:value-type="float" office:value="11.660026" calcext:value-type="float">
            <text:p>11,660026</text:p>
          </table:table-cell>
          <table:table-cell office:value-type="float" office:value="107.06972" calcext:value-type="float">
            <text:p>107,06972</text:p>
          </table:table-cell>
          <table:table-cell office:value-type="float" office:value="0.05255" calcext:value-type="float">
            <text:p>0,052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2_6_5_th_0,7 <text:s text:c="8"/></text:p>
          </table:table-cell>
          <table:table-cell office:value-type="float" office:value="14.8513" calcext:value-type="float">
            <text:p>14,8513</text:p>
          </table:table-cell>
          <table:table-cell office:value-type="float" office:value="10.470353" calcext:value-type="float">
            <text:p>10,470353</text:p>
          </table:table-cell>
          <table:table-cell office:value-type="float" office:value="88.94232" calcext:value-type="float">
            <text:p>88,94232</text:p>
          </table:table-cell>
          <table:table-cell office:value-type="float" office:value="0.1369059" calcext:value-type="float">
            <text:p>0,13690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ln(PM2.5) <text:s text:c="16"/></text:p>
          </table:table-cell>
          <table:table-cell office:value-type="float" office:value="15.10044" calcext:value-type="float">
            <text:p>15,10044</text:p>
          </table:table-cell>
          <table:table-cell office:value-type="float" office:value="9.457179" calcext:value-type="float">
            <text:p>9,457179</text:p>
          </table:table-cell>
          <table:table-cell office:value-type="float" office:value="61.68739" calcext:value-type="float">
            <text:p>61,68739</text:p>
          </table:table-cell>
          <table:table-cell office:value-type="float" office:value="0.1077056" calcext:value-type="float">
            <text:p>0,10770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3_6_5_th_0,7 <text:s text:c="8"/></text:p>
          </table:table-cell>
          <table:table-cell office:value-type="float" office:value="14.77631" calcext:value-type="float">
            <text:p>14,77631</text:p>
          </table:table-cell>
          <table:table-cell office:value-type="float" office:value="10.312753" calcext:value-type="float">
            <text:p>10,312753</text:p>
          </table:table-cell>
          <table:table-cell office:value-type="float" office:value="87.89133" calcext:value-type="float">
            <text:p>87,89133</text:p>
          </table:table-cell>
          <table:table-cell office:value-type="float" office:value="0.1456005" calcext:value-type="float">
            <text:p>0,14560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ANN (6. 5) th 0.7 <text:s text:c="8"/></text:p>
          </table:table-cell>
          <table:table-cell table:formula="of:=AVERAGE([.J8:.J12])" office:value-type="float" office:value="14.8749" calcext:value-type="float">
            <text:p>14,8749</text:p>
          </table:table-cell>
          <table:table-cell table:formula="of:=AVERAGE([.K8:.K12])" office:value-type="float" office:value="10.4614136" calcext:value-type="float">
            <text:p>10,4614136</text:p>
          </table:table-cell>
          <table:table-cell table:formula="of:=AVERAGE([.L8:.L12])" office:value-type="float" office:value="89.29913" calcext:value-type="float">
            <text:p>89,29913</text:p>
          </table:table-cell>
          <table:table-cell table:formula="of:=AVERAGE([.M8:.M12])" office:value-type="float" office:value="0.1341023" calcext:value-type="float">
            <text:p>0,1341023</text:p>
          </table:table-cell>
          <table:table-cell table:formula="of:=AVERAGE([.N13:.N17])"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4_6_5_th_0,7 <text:s text:c="8"/></text:p>
          </table:table-cell>
          <table:table-cell office:value-type="float" office:value="15.11406" calcext:value-type="float">
            <text:p>15,11406</text:p>
          </table:table-cell>
          <table:table-cell office:value-type="float" office:value="10.580152" calcext:value-type="float">
            <text:p>10,580152</text:p>
          </table:table-cell>
          <table:table-cell office:value-type="float" office:value="89.47593" calcext:value-type="float">
            <text:p>89,47593</text:p>
          </table:table-cell>
          <table:table-cell office:value-type="float" office:value="0.1060955" calcext:value-type="float">
            <text:p>0,10609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 gamma = 0.000977, epsilon = 2, C = 1 </text:p>
          </table:table-cell>
          <table:table-cell office:value-type="float" office:value="14.92339" calcext:value-type="float">
            <text:p>14,92339</text:p>
          </table:table-cell>
          <table:table-cell office:value-type="float" office:value="9.750182" calcext:value-type="float">
            <text:p>9,750182</text:p>
          </table:table-cell>
          <table:table-cell office:value-type="float" office:value="66.89316" calcext:value-type="float">
            <text:p>66,89316</text:p>
          </table:table-cell>
          <table:table-cell office:value-type="float" office:value="0.1285067" calcext:value-type="float">
            <text:p>0,12850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4_3_5_th_0,7 <text:s text:c="8"/></text:p>
          </table:table-cell>
          <table:table-cell office:value-type="float" office:value="14.83618" calcext:value-type="float">
            <text:p>14,83618</text:p>
          </table:table-cell>
          <table:table-cell office:value-type="float" office:value="10.348865" calcext:value-type="float">
            <text:p>10,348865</text:p>
          </table:table-cell>
          <table:table-cell office:value-type="float" office:value="85.85462" calcext:value-type="float">
            <text:p>85,85462</text:p>
          </table:table-cell>
          <table:table-cell office:value-type="float" office:value="0.1386632" calcext:value-type="float">
            <text:p>0,13866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<text:s text:c="27"/></text:p>
          </table:table-cell>
          <table:table-cell office:value-type="float" office:value="8.90144" calcext:value-type="float">
            <text:p>8,90144</text:p>
          </table:table-cell>
          <table:table-cell office:value-type="float" office:value="6.750838" calcext:value-type="float">
            <text:p>6,750838</text:p>
          </table:table-cell>
          <table:table-cell office:value-type="float" office:value="77.98291" calcext:value-type="float">
            <text:p>77,98291</text:p>
          </table:table-cell>
          <table:table-cell office:value-type="float" office:value="-0.1838991" calcext:value-type="float">
            <text:p>-0,18389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1_4_2_th_0,5 <text:s text:c="15"/></text:p>
          </table:table-cell>
          <table:table-cell office:value-type="float" office:value="8.04317" calcext:value-type="float">
            <text:p>8,04317</text:p>
          </table:table-cell>
          <table:table-cell office:value-type="float" office:value="6.152574" calcext:value-type="float">
            <text:p>6,152574</text:p>
          </table:table-cell>
          <table:table-cell office:value-type="float" office:value="83.28698" calcext:value-type="float">
            <text:p>83,28698</text:p>
          </table:table-cell>
          <table:table-cell office:value-type="float" office:value="0.0333957" calcext:value-type="float">
            <text:p>0,03339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LASSO <text:s text:c="21"/></text:p>
          </table:table-cell>
          <table:table-cell office:value-type="float" office:value="8.486378" calcext:value-type="float">
            <text:p>8,486378</text:p>
          </table:table-cell>
          <table:table-cell office:value-type="float" office:value="6.503248" calcext:value-type="float">
            <text:p>6,503248</text:p>
          </table:table-cell>
          <table:table-cell office:value-type="float" office:value="80.7726" calcext:value-type="float">
            <text:p>80,7726</text:p>
          </table:table-cell>
          <table:table-cell office:value-type="float" office:value="-0.0760662" calcext:value-type="float">
            <text:p>-0,07606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2_4_2_th_0,5 <text:s text:c="15"/></text:p>
          </table:table-cell>
          <table:table-cell office:value-type="float" office:value="8.146747" calcext:value-type="float">
            <text:p>8,146747</text:p>
          </table:table-cell>
          <table:table-cell office:value-type="float" office:value="6.211629" calcext:value-type="float">
            <text:p>6,211629</text:p>
          </table:table-cell>
          <table:table-cell office:value-type="float" office:value="84.64653" calcext:value-type="float">
            <text:p>84,64653</text:p>
          </table:table-cell>
          <table:table-cell office:value-type="float" office:value="0.0083402" calcext:value-type="float">
            <text:p>0,00834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ln(PM2.5) <text:s text:c="23"/></text:p>
          </table:table-cell>
          <table:table-cell office:value-type="float" office:value="7.822049" calcext:value-type="float">
            <text:p>7,822049</text:p>
          </table:table-cell>
          <table:table-cell office:value-type="float" office:value="5.686878" calcext:value-type="float">
            <text:p>5,686878</text:p>
          </table:table-cell>
          <table:table-cell office:value-type="float" office:value="67.67529" calcext:value-type="float">
            <text:p>67,67529</text:p>
          </table:table-cell>
          <table:table-cell office:value-type="float" office:value="0.0858125" calcext:value-type="float">
            <text:p>0,0858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3_4_2_th_0,5 <text:s text:c="15"/></text:p>
          </table:table-cell>
          <table:table-cell office:value-type="float" office:value="8.101021" calcext:value-type="float">
            <text:p>8,101021</text:p>
          </table:table-cell>
          <table:table-cell office:value-type="float" office:value="6.301285" calcext:value-type="float">
            <text:p>6,301285</text:p>
          </table:table-cell>
          <table:table-cell office:value-type="float" office:value="87.65266" calcext:value-type="float">
            <text:p>87,65266</text:p>
          </table:table-cell>
          <table:table-cell office:value-type="float" office:value="0.019441" calcext:value-type="float">
            <text:p>0,0194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ANN (4, 2) threshold = 0.5 <text:s text:c="15"/></text:p>
          </table:table-cell>
          <table:table-cell table:formula="of:=AVERAGE([.J13:.J17])" office:value-type="float" office:value="8.1416722" calcext:value-type="float">
            <text:p>8,1416722</text:p>
          </table:table-cell>
          <table:table-cell table:formula="of:=AVERAGE([.K13:.K17])" office:value-type="float" office:value="6.303895" calcext:value-type="float">
            <text:p>6,303895</text:p>
          </table:table-cell>
          <table:table-cell table:formula="of:=AVERAGE([.L13:.L17])" office:value-type="float" office:value="87.27527" calcext:value-type="float">
            <text:p>87,27527</text:p>
          </table:table-cell>
          <table:table-cell table:formula="of:=AVERAGE([.M13:.M17])" office:value-type="float" office:value="0.0094088" calcext:value-type="float">
            <text:p>0,0094088</text:p>
          </table:table-cell>
          <table:table-cell table:formula="of:=AVERAGE([.N13:.N17])"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4_4_2_th_0,5 <text:s text:c="15"/></text:p>
          </table:table-cell>
          <table:table-cell office:value-type="float" office:value="8.075753" calcext:value-type="float">
            <text:p>8,075753</text:p>
          </table:table-cell>
          <table:table-cell office:value-type="float" office:value="6.258905" calcext:value-type="float">
            <text:p>6,258905</text:p>
          </table:table-cell>
          <table:table-cell office:value-type="float" office:value="86.8697" calcext:value-type="float">
            <text:p>86,8697</text:p>
          </table:table-cell>
          <table:table-cell office:value-type="float" office:value="0.0255485" calcext:value-type="float">
            <text:p>0,02554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SVR gamma = 0.00391, epsilon = 0.0312, C = 0.25 </text:p>
          </table:table-cell>
          <table:table-cell office:value-type="float" office:value="7.764677" calcext:value-type="float">
            <text:p>7,764677</text:p>
          </table:table-cell>
          <table:table-cell office:value-type="float" office:value="5.723335" calcext:value-type="float">
            <text:p>5,723335</text:p>
          </table:table-cell>
          <table:table-cell office:value-type="float" office:value="71.14522" calcext:value-type="float">
            <text:p>71,14522</text:p>
          </table:table-cell>
          <table:table-cell office:value-type="float" office:value="0.0991737" calcext:value-type="float">
            <text:p>0,09917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5_4_2_th_0,5 <text:s text:c="15"/></text:p>
          </table:table-cell>
          <table:table-cell office:value-type="float" office:value="8.34167" calcext:value-type="float">
            <text:p>8,34167</text:p>
          </table:table-cell>
          <table:table-cell office:value-type="float" office:value="6.595082" calcext:value-type="float">
            <text:p>6,595082</text:p>
          </table:table-cell>
          <table:table-cell office:value-type="float" office:value="93.92048" calcext:value-type="float">
            <text:p>93,92048</text:p>
          </table:table-cell>
          <table:table-cell office:value-type="float" office:value="-0.0396814" calcext:value-type="float">
            <text:p>-0,03968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<text:s text:c="22"/></text:p>
          </table:table-cell>
          <table:table-cell office:value-type="float" office:value="21.76778" calcext:value-type="float">
            <text:p>21,76778</text:p>
          </table:table-cell>
          <table:table-cell office:value-type="float" office:value="15.57928" calcext:value-type="float">
            <text:p>15,57928</text:p>
          </table:table-cell>
          <table:table-cell office:value-type="float" office:value="104.76735" calcext:value-type="float">
            <text:p>104,76735</text:p>
          </table:table-cell>
          <table:table-cell office:value-type="float" office:value="0.2041554" calcext:value-type="float">
            <text:p>0,20415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1_5_5_th_0,5 <text:s text:c="10"/></text:p>
          </table:table-cell>
          <table:table-cell office:value-type="float" office:value="22.28629" calcext:value-type="float">
            <text:p>22,28629</text:p>
          </table:table-cell>
          <table:table-cell office:value-type="float" office:value="15.60131" calcext:value-type="float">
            <text:p>15,60131</text:p>
          </table:table-cell>
          <table:table-cell office:value-type="float" office:value="98.4455" calcext:value-type="float">
            <text:p>98,4455</text:p>
          </table:table-cell>
          <table:table-cell office:value-type="float" office:value="0.1657898" calcext:value-type="float">
            <text:p>0,16578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R LASSO <text:s text:c="16"/></text:p>
          </table:table-cell>
          <table:table-cell office:value-type="float" office:value="21.84599" calcext:value-type="float">
            <text:p>21,84599</text:p>
          </table:table-cell>
          <table:table-cell office:value-type="float" office:value="16.00229" calcext:value-type="float">
            <text:p>16,00229</text:p>
          </table:table-cell>
          <table:table-cell office:value-type="float" office:value="114.08311" calcext:value-type="float">
            <text:p>114,08311</text:p>
          </table:table-cell>
          <table:table-cell office:value-type="float" office:value="0.1984262" calcext:value-type="float">
            <text:p>0,19842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2_5_5_th_0,5 <text:s text:c="10"/></text:p>
          </table:table-cell>
          <table:table-cell office:value-type="float" office:value="21.91854" calcext:value-type="float">
            <text:p>21,91854</text:p>
          </table:table-cell>
          <table:table-cell office:value-type="float" office:value="15.35841" calcext:value-type="float">
            <text:p>15,35841</text:p>
          </table:table-cell>
          <table:table-cell office:value-type="float" office:value="103.19752" calcext:value-type="float">
            <text:p>103,19752</text:p>
          </table:table-cell>
          <table:table-cell office:value-type="float" office:value="0.1930937" calcext:value-type="float">
            <text:p>0,19309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R ln(PM2.5) <text:s text:c="18"/></text:p>
          </table:table-cell>
          <table:table-cell office:value-type="float" office:value="23.30053" calcext:value-type="float">
            <text:p>23,30053</text:p>
          </table:table-cell>
          <table:table-cell office:value-type="float" office:value="15.1838" calcext:value-type="float">
            <text:p>15,1838</text:p>
          </table:table-cell>
          <table:table-cell office:value-type="float" office:value="69.31056" calcext:value-type="float">
            <text:p>69,31056</text:p>
          </table:table-cell>
          <table:table-cell office:value-type="float" office:value="0.0881328" calcext:value-type="float">
            <text:p>0,08813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3_5_5_th_0,5 <text:s text:c="10"/></text:p>
          </table:table-cell>
          <table:table-cell office:value-type="float" office:value="21.94533" calcext:value-type="float">
            <text:p>21,94533</text:p>
          </table:table-cell>
          <table:table-cell office:value-type="float" office:value="15.51656" calcext:value-type="float">
            <text:p>15,51656</text:p>
          </table:table-cell>
          <table:table-cell office:value-type="float" office:value="98.6599" calcext:value-type="float">
            <text:p>98,6599</text:p>
          </table:table-cell>
          <table:table-cell office:value-type="float" office:value="0.1911202" calcext:value-type="float">
            <text:p>0,1911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ANN 5_5_th_0.5 <text:s text:c="10"/></text:p>
          </table:table-cell>
          <table:table-cell table:formula="of:=AVERAGE([.J18:.J22])" office:value-type="float" office:value="21.900908" calcext:value-type="float">
            <text:p>21,900908</text:p>
          </table:table-cell>
          <table:table-cell table:formula="of:=AVERAGE([.K18:.K22])" office:value-type="float" office:value="15.436612" calcext:value-type="float">
            <text:p>15,436612</text:p>
          </table:table-cell>
          <table:table-cell table:formula="of:=AVERAGE([.L18:.L22])" office:value-type="float" office:value="100.560516" calcext:value-type="float">
            <text:p>100,560516</text:p>
          </table:table-cell>
          <table:table-cell table:formula="of:=AVERAGE([.M18:.M22])" office:value-type="float" office:value="0.19428436" calcext:value-type="float">
            <text:p>0,19428436</text:p>
          </table:table-cell>
          <table:table-cell table:formula="of:=AVERAGE([.N18:.N22])"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4_5_5_th_0,5 <text:s text:c="10"/></text:p>
          </table:table-cell>
          <table:table-cell office:value-type="float" office:value="21.49349" calcext:value-type="float">
            <text:p>21,49349</text:p>
          </table:table-cell>
          <table:table-cell office:value-type="float" office:value="15.25306" calcext:value-type="float">
            <text:p>15,25306</text:p>
          </table:table-cell>
          <table:table-cell office:value-type="float" office:value="99.8568" calcext:value-type="float">
            <text:p>99,8568</text:p>
          </table:table-cell>
          <table:table-cell office:value-type="float" office:value="0.2240858" calcext:value-type="float">
            <text:p>0,22408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 gamma = 0.000244, epsilon = 0.5, C = 4 </text:p>
          </table:table-cell>
          <table:table-cell office:value-type="float" office:value="21.94514" calcext:value-type="float">
            <text:p>21,94514</text:p>
          </table:table-cell>
          <table:table-cell office:value-type="float" office:value="14.86789" calcext:value-type="float">
            <text:p>14,86789</text:p>
          </table:table-cell>
          <table:table-cell office:value-type="float" office:value="82.59874" calcext:value-type="float">
            <text:p>82,59874</text:p>
          </table:table-cell>
          <table:table-cell office:value-type="float" office:value="0.1911337" calcext:value-type="float">
            <text:p>0,19113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5_5_5_th_0,5 <text:s text:c="10"/></text:p>
          </table:table-cell>
          <table:table-cell office:value-type="float" office:value="21.86089" calcext:value-type="float">
            <text:p>21,86089</text:p>
          </table:table-cell>
          <table:table-cell office:value-type="float" office:value="15.45372" calcext:value-type="float">
            <text:p>15,45372</text:p>
          </table:table-cell>
          <table:table-cell office:value-type="float" office:value="102.64286" calcext:value-type="float">
            <text:p>102,64286</text:p>
          </table:table-cell>
          <table:table-cell office:value-type="float" office:value="0.1973323" calcext:value-type="float">
            <text:p>0,19733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7" table:number-rows-spanned="1">
            <text:p>SAME SEASON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ANN results (same season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del <text:s text:c="21"/></text:p>
          </table:table-cell>
          <table:table-cell office:value-type="string" calcext:value-type="string">
            <text:p><text:s text:c="5"/>RMSE</text:p>
          </table:table-cell>
          <table:table-cell office:value-type="string" calcext:value-type="string">
            <text:p><text:s text:c="6"/>MAE</text:p>
          </table:table-cell>
          <table:table-cell office:value-type="string" calcext:value-type="string">
            <text:p><text:s text:c="5"/>MAPE</text:p>
          </table:table-cell>
          <table:table-cell office:value-type="string" calcext:value-type="string">
            <text:p><text:s text:c="9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  <table:table-cell/>
          <table:table-cell office:value-type="string" calcext:value-type="string">
            <text:p>Model <text:s text:c="21"/></text:p>
          </table:table-cell>
          <table:table-cell office:value-type="string" calcext:value-type="string">
            <text:p><text:s text:c="5"/>RMSE</text:p>
          </table:table-cell>
          <table:table-cell office:value-type="string" calcext:value-type="string">
            <text:p><text:s text:c="6"/>MAE</text:p>
          </table:table-cell>
          <table:table-cell office:value-type="string" calcext:value-type="string">
            <text:p><text:s text:c="5"/>MAPE</text:p>
          </table:table-cell>
          <table:table-cell office:value-type="string" calcext:value-type="string">
            <text:p><text:s text:c="9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R <text:s text:c="23"/></text:p>
          </table:table-cell>
          <table:table-cell office:value-type="float" office:value="48.81111" calcext:value-type="float">
            <text:p>48,81111</text:p>
          </table:table-cell>
          <table:table-cell office:value-type="float" office:value="39.16811" calcext:value-type="float">
            <text:p>39,16811</text:p>
          </table:table-cell>
          <table:table-cell office:value-type="float" office:value="167.8536" calcext:value-type="float">
            <text:p>167,8536</text:p>
          </table:table-cell>
          <table:table-cell office:value-type="float" office:value="0.1716707" calcext:value-type="float">
            <text:p>0,17167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1_5_5_th_0.5 <text:s text:c="11"/></text:p>
          </table:table-cell>
          <table:table-cell office:value-type="float" office:value="51.83641" calcext:value-type="float">
            <text:p>51,83641</text:p>
          </table:table-cell>
          <table:table-cell office:value-type="float" office:value="39.07361" calcext:value-type="float">
            <text:p>39,07361</text:p>
          </table:table-cell>
          <table:table-cell office:value-type="float" office:value="153.6332" calcext:value-type="float">
            <text:p>153,6332</text:p>
          </table:table-cell>
          <table:table-cell office:value-type="float" office:value="0.0658091" calcext:value-type="float">
            <text:p>0,06580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LASSO <text:s text:c="17"/></text:p>
          </table:table-cell>
          <table:table-cell office:value-type="float" office:value="45.95771" calcext:value-type="float">
            <text:p>45,95771</text:p>
          </table:table-cell>
          <table:table-cell office:value-type="float" office:value="35.5503" calcext:value-type="float">
            <text:p>35,5503</text:p>
          </table:table-cell>
          <table:table-cell office:value-type="float" office:value="143.2925" calcext:value-type="float">
            <text:p>143,2925</text:p>
          </table:table-cell>
          <table:table-cell office:value-type="float" office:value="0.2656849" calcext:value-type="float">
            <text:p>0,26568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2_5_5_th_0.5 <text:s text:c="11"/></text:p>
          </table:table-cell>
          <table:table-cell office:value-type="float" office:value="56.73125" calcext:value-type="float">
            <text:p>56,73125</text:p>
          </table:table-cell>
          <table:table-cell office:value-type="float" office:value="40.50438" calcext:value-type="float">
            <text:p>40,50438</text:p>
          </table:table-cell>
          <table:table-cell office:value-type="float" office:value="136.814" calcext:value-type="float">
            <text:p>136,814</text:p>
          </table:table-cell>
          <table:table-cell office:value-type="float" office:value="-0.1189494" calcext:value-type="float">
            <text:p>-0,11894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ln(PM2.5) <text:s text:c="19"/></text:p>
          </table:table-cell>
          <table:table-cell office:value-type="float" office:value="53.74113" calcext:value-type="float">
            <text:p>53,74113</text:p>
          </table:table-cell>
          <table:table-cell office:value-type="float" office:value="37.37633" calcext:value-type="float">
            <text:p>37,37633</text:p>
          </table:table-cell>
          <table:table-cell office:value-type="float" office:value="120.8455" calcext:value-type="float">
            <text:p>120,8455</text:p>
          </table:table-cell>
          <table:table-cell office:value-type="float" office:value="-0.0041055" calcext:value-type="float">
            <text:p>-0,00410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3_5_5_th_0.5 <text:s text:c="11"/></text:p>
          </table:table-cell>
          <table:table-cell office:value-type="float" office:value="61.11791" calcext:value-type="float">
            <text:p>61,11791</text:p>
          </table:table-cell>
          <table:table-cell office:value-type="float" office:value="42.22583" calcext:value-type="float">
            <text:p>42,22583</text:p>
          </table:table-cell>
          <table:table-cell office:value-type="float" office:value="142.5" calcext:value-type="float">
            <text:p>142,5</text:p>
          </table:table-cell>
          <table:table-cell office:value-type="float" office:value="-0.2986815" calcext:value-type="float">
            <text:p>-0,29868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ANN (5, 5), threshold = 0.5 <text:s text:c="11"/></text:p>
          </table:table-cell>
          <table:table-cell table:formula="of:=AVERAGE([.J29:.J33])" office:value-type="float" office:value="54.435612" calcext:value-type="float">
            <text:p>54,435612</text:p>
          </table:table-cell>
          <table:table-cell table:formula="of:=AVERAGE([.K29:.K33])" office:value-type="float" office:value="39.55483" calcext:value-type="float">
            <text:p>39,55483</text:p>
          </table:table-cell>
          <table:table-cell table:formula="of:=AVERAGE([.L29:.L33])" office:value-type="float" office:value="142.62636" calcext:value-type="float">
            <text:p>142,62636</text:p>
          </table:table-cell>
          <table:table-cell table:formula="of:=AVERAGE([.M29:.M33])" office:value-type="float" office:value="-0.03583918" calcext:value-type="float">
            <text:p>-0,03583918</text:p>
          </table:table-cell>
          <table:table-cell table:formula="of:=AVERAGE([.N29:.N33])"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5_5_th_0.5 <text:s text:c="11"/></text:p>
          </table:table-cell>
          <table:table-cell office:value-type="float" office:value="49.88206" calcext:value-type="float">
            <text:p>49,88206</text:p>
          </table:table-cell>
          <table:table-cell office:value-type="float" office:value="37.08891" calcext:value-type="float">
            <text:p>37,08891</text:p>
          </table:table-cell>
          <table:table-cell office:value-type="float" office:value="143.8892" calcext:value-type="float">
            <text:p>143,8892</text:p>
          </table:table-cell>
          <table:table-cell office:value-type="float" office:value="0.1349237" calcext:value-type="float">
            <text:p>0,13492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SVR gamma = 0.000977, epsilon = 0.25, C = 4 </text:p>
          </table:table-cell>
          <table:table-cell office:value-type="float" office:value="46.87864" calcext:value-type="float">
            <text:p>46,87864</text:p>
          </table:table-cell>
          <table:table-cell office:value-type="float" office:value="34.70983" calcext:value-type="float">
            <text:p>34,70983</text:p>
          </table:table-cell>
          <table:table-cell office:value-type="float" office:value="126.1052" calcext:value-type="float">
            <text:p>126,1052</text:p>
          </table:table-cell>
          <table:table-cell office:value-type="float" office:value="0.2359608" calcext:value-type="float">
            <text:p>0,23596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5_5_5_th_0.5 <text:s text:c="11"/></text:p>
          </table:table-cell>
          <table:table-cell office:value-type="float" office:value="52.61043" calcext:value-type="float">
            <text:p>52,61043</text:p>
          </table:table-cell>
          <table:table-cell office:value-type="float" office:value="38.88142" calcext:value-type="float">
            <text:p>38,88142</text:p>
          </table:table-cell>
          <table:table-cell office:value-type="float" office:value="136.2954" calcext:value-type="float">
            <text:p>136,2954</text:p>
          </table:table-cell>
          <table:table-cell office:value-type="float" office:value="0.0377022" calcext:value-type="float">
            <text:p>0,03770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<text:s text:c="26"/></text:p>
          </table:table-cell>
          <table:table-cell office:value-type="float" office:value="15.31145" calcext:value-type="float">
            <text:p>15,31145</text:p>
          </table:table-cell>
          <table:table-cell office:value-type="float" office:value="11.434123" calcext:value-type="float">
            <text:p>11,434123</text:p>
          </table:table-cell>
          <table:table-cell office:value-type="float" office:value="100.16181" calcext:value-type="float">
            <text:p>100,16181</text:p>
          </table:table-cell>
          <table:table-cell office:value-type="float" office:value="0.0836234" calcext:value-type="float">
            <text:p>0,08362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1_4_3_th_0.7 <text:s text:c="14"/></text:p>
          </table:table-cell>
          <table:table-cell office:value-type="float" office:value="16.13819" calcext:value-type="float">
            <text:p>16,13819</text:p>
          </table:table-cell>
          <table:table-cell office:value-type="float" office:value="11.74639" calcext:value-type="float">
            <text:p>11,74639</text:p>
          </table:table-cell>
          <table:table-cell office:value-type="float" office:value="104.15254" calcext:value-type="float">
            <text:p>104,15254</text:p>
          </table:table-cell>
          <table:table-cell office:value-type="float" office:value="-0.018008" calcext:value-type="float">
            <text:p>-0,0180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LASSO <text:s text:c="20"/></text:p>
          </table:table-cell>
          <table:table-cell office:value-type="float" office:value="14.99875" calcext:value-type="float">
            <text:p>14,99875</text:p>
          </table:table-cell>
          <table:table-cell office:value-type="float" office:value="10.806206" calcext:value-type="float">
            <text:p>10,806206</text:p>
          </table:table-cell>
          <table:table-cell office:value-type="float" office:value="92.60459" calcext:value-type="float">
            <text:p>92,60459</text:p>
          </table:table-cell>
          <table:table-cell office:value-type="float" office:value="0.1206702" calcext:value-type="float">
            <text:p>0,12067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2_4_3_th_0.7 <text:s text:c="14"/></text:p>
          </table:table-cell>
          <table:table-cell office:value-type="float" office:value="15.35392" calcext:value-type="float">
            <text:p>15,35392</text:p>
          </table:table-cell>
          <table:table-cell office:value-type="float" office:value="11.547098" calcext:value-type="float">
            <text:p>11,547098</text:p>
          </table:table-cell>
          <table:table-cell office:value-type="float" office:value="106.73871" calcext:value-type="float">
            <text:p>106,73871</text:p>
          </table:table-cell>
          <table:table-cell office:value-type="float" office:value="0.0785326" calcext:value-type="float">
            <text:p>0,07853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ln(PM2.5) <text:s text:c="22"/></text:p>
          </table:table-cell>
          <table:table-cell office:value-type="float" office:value="14.74484" calcext:value-type="float">
            <text:p>14,74484</text:p>
          </table:table-cell>
          <table:table-cell office:value-type="float" office:value="10.115185" calcext:value-type="float">
            <text:p>10,115185</text:p>
          </table:table-cell>
          <table:table-cell office:value-type="float" office:value="78.49401" calcext:value-type="float">
            <text:p>78,49401</text:p>
          </table:table-cell>
          <table:table-cell office:value-type="float" office:value="0.1501898" calcext:value-type="float">
            <text:p>0,15018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3_4_3_th_0.7 <text:s text:c="14"/></text:p>
          </table:table-cell>
          <table:table-cell office:value-type="float" office:value="14.79121" calcext:value-type="float">
            <text:p>14,79121</text:p>
          </table:table-cell>
          <table:table-cell office:value-type="float" office:value="10.847567" calcext:value-type="float">
            <text:p>10,847567</text:p>
          </table:table-cell>
          <table:table-cell office:value-type="float" office:value="94.62293" calcext:value-type="float">
            <text:p>94,62293</text:p>
          </table:table-cell>
          <table:table-cell office:value-type="float" office:value="0.1448364" calcext:value-type="float">
            <text:p>0,14483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ANN (4, 3), threshold = 0.7 <text:s text:c="14"/></text:p>
          </table:table-cell>
          <table:table-cell table:formula="of:=AVERAGE([.J34:.J38])" office:value-type="float" office:value="15.40529" calcext:value-type="float">
            <text:p>15,40529</text:p>
          </table:table-cell>
          <table:table-cell table:formula="of:=AVERAGE([.K34:.K38])" office:value-type="float" office:value="11.3173124" calcext:value-type="float">
            <text:p>11,3173124</text:p>
          </table:table-cell>
          <table:table-cell table:formula="of:=AVERAGE([.L34:.L38])" office:value-type="float" office:value="100.659004" calcext:value-type="float">
            <text:p>100,659004</text:p>
          </table:table-cell>
          <table:table-cell table:formula="of:=AVERAGE([.M34:.M38])" office:value-type="float" office:value="0.0716158" calcext:value-type="float">
            <text:p>0,0716158</text:p>
          </table:table-cell>
          <table:table-cell table:formula="of:=AVERAGE([.N34:.N38])"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4_4_3_th_0.7 <text:s text:c="14"/></text:p>
          </table:table-cell>
          <table:table-cell office:value-type="float" office:value="15.25412" calcext:value-type="float">
            <text:p>15,25412</text:p>
          </table:table-cell>
          <table:table-cell office:value-type="float" office:value="11.206211" calcext:value-type="float">
            <text:p>11,206211</text:p>
          </table:table-cell>
          <table:table-cell office:value-type="float" office:value="99.64421" calcext:value-type="float">
            <text:p>99,64421</text:p>
          </table:table-cell>
          <table:table-cell office:value-type="float" office:value="0.0904718" calcext:value-type="float">
            <text:p>0,09047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 gamma = 0.000977, epsilon = 0.25, C = 0.25 </text:p>
          </table:table-cell>
          <table:table-cell office:value-type="float" office:value="14.4076" calcext:value-type="float">
            <text:p>14,4076</text:p>
          </table:table-cell>
          <table:table-cell office:value-type="float" office:value="9.869677" calcext:value-type="float">
            <text:p>9,869677</text:p>
          </table:table-cell>
          <table:table-cell office:value-type="float" office:value="78.37725" calcext:value-type="float">
            <text:p>78,37725</text:p>
          </table:table-cell>
          <table:table-cell office:value-type="float" office:value="0.1886192" calcext:value-type="float">
            <text:p>0,1886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/>
          <table:table-cell office:value-type="string" calcext:value-type="string">
            <text:p>mlp4_3_5_th_0.7 <text:s text:c="14"/></text:p>
          </table:table-cell>
          <table:table-cell office:value-type="float" office:value="15.48901" calcext:value-type="float">
            <text:p>15,48901</text:p>
          </table:table-cell>
          <table:table-cell office:value-type="float" office:value="11.239296" calcext:value-type="float">
            <text:p>11,239296</text:p>
          </table:table-cell>
          <table:table-cell office:value-type="float" office:value="98.13663" calcext:value-type="float">
            <text:p>98,13663</text:p>
          </table:table-cell>
          <table:table-cell office:value-type="float" office:value="0.0622462" calcext:value-type="float">
            <text:p>0,06224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<text:s text:c="25"/></text:p>
          </table:table-cell>
          <table:table-cell office:value-type="float" office:value="8.24937" calcext:value-type="float">
            <text:p>8,24937</text:p>
          </table:table-cell>
          <table:table-cell office:value-type="float" office:value="6.226713" calcext:value-type="float">
            <text:p>6,226713</text:p>
          </table:table-cell>
          <table:table-cell office:value-type="float" office:value="75.63217" calcext:value-type="float">
            <text:p>75,63217</text:p>
          </table:table-cell>
          <table:table-cell office:value-type="float" office:value="-0.0159214" calcext:value-type="float">
            <text:p>-0,01592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1_5_5_th_0.7 <text:s text:c="13"/></text:p>
          </table:table-cell>
          <table:table-cell office:value-type="float" office:value="8.267454" calcext:value-type="float">
            <text:p>8,267454</text:p>
          </table:table-cell>
          <table:table-cell office:value-type="float" office:value="6.299244" calcext:value-type="float">
            <text:p>6,299244</text:p>
          </table:table-cell>
          <table:table-cell office:value-type="float" office:value="82.3344" calcext:value-type="float">
            <text:p>82,3344</text:p>
          </table:table-cell>
          <table:table-cell office:value-type="float" office:value="-0.0203803" calcext:value-type="float">
            <text:p>-0,02038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LASSO <text:s text:c="19"/></text:p>
          </table:table-cell>
          <table:table-cell office:value-type="float" office:value="7.804755" calcext:value-type="float">
            <text:p>7,804755</text:p>
          </table:table-cell>
          <table:table-cell office:value-type="float" office:value="5.946209" calcext:value-type="float">
            <text:p>5,946209</text:p>
          </table:table-cell>
          <table:table-cell office:value-type="float" office:value="79.46663" calcext:value-type="float">
            <text:p>79,46663</text:p>
          </table:table-cell>
          <table:table-cell office:value-type="float" office:value="0.0906375" calcext:value-type="float">
            <text:p>0,09063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2_5_5_th_0.7 <text:s text:c="13"/></text:p>
          </table:table-cell>
          <table:table-cell office:value-type="float" office:value="8.052744" calcext:value-type="float">
            <text:p>8,052744</text:p>
          </table:table-cell>
          <table:table-cell office:value-type="float" office:value="6.055808" calcext:value-type="float">
            <text:p>6,055808</text:p>
          </table:table-cell>
          <table:table-cell office:value-type="float" office:value="77.55834" calcext:value-type="float">
            <text:p>77,55834</text:p>
          </table:table-cell>
          <table:table-cell office:value-type="float" office:value="0.031931" calcext:value-type="float">
            <text:p>0,0319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ln(PM2.5) <text:s text:c="21"/></text:p>
          </table:table-cell>
          <table:table-cell office:value-type="float" office:value="7.943714" calcext:value-type="float">
            <text:p>7,943714</text:p>
          </table:table-cell>
          <table:table-cell office:value-type="float" office:value="5.630823" calcext:value-type="float">
            <text:p>5,630823</text:p>
          </table:table-cell>
          <table:table-cell office:value-type="float" office:value="58.58918" calcext:value-type="float">
            <text:p>58,58918</text:p>
          </table:table-cell>
          <table:table-cell office:value-type="float" office:value="0.0579678" calcext:value-type="float">
            <text:p>0,05796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3_5_5_th_0.7 <text:s text:c="13"/></text:p>
          </table:table-cell>
          <table:table-cell office:value-type="float" office:value="8.039974" calcext:value-type="float">
            <text:p>8,039974</text:p>
          </table:table-cell>
          <table:table-cell office:value-type="float" office:value="6.210765" calcext:value-type="float">
            <text:p>6,210765</text:p>
          </table:table-cell>
          <table:table-cell office:value-type="float" office:value="84.66197" calcext:value-type="float">
            <text:p>84,66197</text:p>
          </table:table-cell>
          <table:table-cell office:value-type="float" office:value="0.034999" calcext:value-type="float">
            <text:p>0,0349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ANN (5, 5), threshold = 0.7 <text:s text:c="13"/></text:p>
          </table:table-cell>
          <table:table-cell table:formula="of:=AVERAGE([.J39:.J43])" office:value-type="float" office:value="8.0858958" calcext:value-type="float">
            <text:p>8,0858958</text:p>
          </table:table-cell>
          <table:table-cell table:formula="of:=AVERAGE([.K39:.K43])" office:value-type="float" office:value="6.1593378" calcext:value-type="float">
            <text:p>6,1593378</text:p>
          </table:table-cell>
          <table:table-cell table:formula="of:=AVERAGE([.L39:.L43])" office:value-type="float" office:value="81.15395" calcext:value-type="float">
            <text:p>81,15395</text:p>
          </table:table-cell>
          <table:table-cell table:formula="of:=AVERAGE([.M39:.M43])" office:value-type="float" office:value="0.02381966" calcext:value-type="float">
            <text:p>0,02381966</text:p>
          </table:table-cell>
          <table:table-cell table:formula="of:=AVERAGE([.N39:.N43])"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4_5_5_th_0.7 <text:s text:c="13"/></text:p>
          </table:table-cell>
          <table:table-cell office:value-type="float" office:value="8.044282" calcext:value-type="float">
            <text:p>8,044282</text:p>
          </table:table-cell>
          <table:table-cell office:value-type="float" office:value="6.077116" calcext:value-type="float">
            <text:p>6,077116</text:p>
          </table:table-cell>
          <table:table-cell office:value-type="float" office:value="80.11258" calcext:value-type="float">
            <text:p>80,11258</text:p>
          </table:table-cell>
          <table:table-cell office:value-type="float" office:value="0.0339644" calcext:value-type="float">
            <text:p>0,03396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SVR gamma = 0.000244, epsilon = 0.5, C = 0.25 </text:p>
          </table:table-cell>
          <table:table-cell office:value-type="float" office:value="7.777105" calcext:value-type="float">
            <text:p>7,777105</text:p>
          </table:table-cell>
          <table:table-cell office:value-type="float" office:value="5.768206" calcext:value-type="float">
            <text:p>5,768206</text:p>
          </table:table-cell>
          <table:table-cell office:value-type="float" office:value="71.92325" calcext:value-type="float">
            <text:p>71,92325</text:p>
          </table:table-cell>
          <table:table-cell office:value-type="float" office:value="0.0970692" calcext:value-type="float">
            <text:p>0,09706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5_5_5_th_0.7 <text:s text:c="13"/></text:p>
          </table:table-cell>
          <table:table-cell office:value-type="float" office:value="8.025025" calcext:value-type="float">
            <text:p>8,025025</text:p>
          </table:table-cell>
          <table:table-cell office:value-type="float" office:value="6.153756" calcext:value-type="float">
            <text:p>6,153756</text:p>
          </table:table-cell>
          <table:table-cell office:value-type="float" office:value="81.10246" calcext:value-type="float">
            <text:p>81,10246</text:p>
          </table:table-cell>
          <table:table-cell office:value-type="float" office:value="0.0385842" calcext:value-type="float">
            <text:p>0,03858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<text:s text:c="23"/></text:p>
          </table:table-cell>
          <table:table-cell office:value-type="float" office:value="25.47973" calcext:value-type="float">
            <text:p>25,47973</text:p>
          </table:table-cell>
          <table:table-cell office:value-type="float" office:value="19.46235" calcext:value-type="float">
            <text:p>19,46235</text:p>
          </table:table-cell>
          <table:table-cell office:value-type="float" office:value="129.6777" calcext:value-type="float">
            <text:p>129,6777</text:p>
          </table:table-cell>
          <table:table-cell office:value-type="float" office:value="-0.093511" calcext:value-type="float">
            <text:p>-0,0935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1_3_2_th_0.3 <text:s text:c="11"/></text:p>
          </table:table-cell>
          <table:table-cell office:value-type="float" office:value="23.76947" calcext:value-type="float">
            <text:p>23,76947</text:p>
          </table:table-cell>
          <table:table-cell office:value-type="float" office:value="16.88036" calcext:value-type="float">
            <text:p>16,88036</text:p>
          </table:table-cell>
          <table:table-cell office:value-type="float" office:value="112.80762" calcext:value-type="float">
            <text:p>112,80762</text:p>
          </table:table-cell>
          <table:table-cell office:value-type="float" office:value="0.0483605" calcext:value-type="float">
            <text:p>0,04836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R LASSO <text:s text:c="17"/></text:p>
          </table:table-cell>
          <table:table-cell office:value-type="float" office:value="22.07446" calcext:value-type="float">
            <text:p>22,07446</text:p>
          </table:table-cell>
          <table:table-cell office:value-type="float" office:value="15.95079" calcext:value-type="float">
            <text:p>15,95079</text:p>
          </table:table-cell>
          <table:table-cell office:value-type="float" office:value="107.82842" calcext:value-type="float">
            <text:p>107,82842</text:p>
          </table:table-cell>
          <table:table-cell office:value-type="float" office:value="0.1792448" calcext:value-type="float">
            <text:p>0,17924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2_3_2_th_0.3 <text:s text:c="11"/></text:p>
          </table:table-cell>
          <table:table-cell office:value-type="float" office:value="24.42012" calcext:value-type="float">
            <text:p>24,42012</text:p>
          </table:table-cell>
          <table:table-cell office:value-type="float" office:value="17.39284" calcext:value-type="float">
            <text:p>17,39284</text:p>
          </table:table-cell>
          <table:table-cell office:value-type="float" office:value="105.16921" calcext:value-type="float">
            <text:p>105,16921</text:p>
          </table:table-cell>
          <table:table-cell office:value-type="float" office:value="-0.0044517" calcext:value-type="float">
            <text:p>-0,00445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R ln(PM2.5) <text:s text:c="19"/></text:p>
          </table:table-cell>
          <table:table-cell office:value-type="float" office:value="23.39901" calcext:value-type="float">
            <text:p>23,39901</text:p>
          </table:table-cell>
          <table:table-cell office:value-type="float" office:value="15.64342" calcext:value-type="float">
            <text:p>15,64342</text:p>
          </table:table-cell>
          <table:table-cell office:value-type="float" office:value="76.46351" calcext:value-type="float">
            <text:p>76,46351</text:p>
          </table:table-cell>
          <table:table-cell office:value-type="float" office:value="0.077793" calcext:value-type="float">
            <text:p>0,0777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3_3_2_th_0.3 <text:s text:c="11"/></text:p>
          </table:table-cell>
          <table:table-cell office:value-type="float" office:value="23.84423" calcext:value-type="float">
            <text:p>23,84423</text:p>
          </table:table-cell>
          <table:table-cell office:value-type="float" office:value="16.94747" calcext:value-type="float">
            <text:p>16,94747</text:p>
          </table:table-cell>
          <table:table-cell office:value-type="float" office:value="105.5416" calcext:value-type="float">
            <text:p>105,5416</text:p>
          </table:table-cell>
          <table:table-cell office:value-type="float" office:value="0.0423652" calcext:value-type="float">
            <text:p>0,04236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ANN (3, 2), threshold = 0.3 <text:s text:c="11"/></text:p>
          </table:table-cell>
          <table:table-cell table:formula="of:=AVERAGE([.J44:.J48])" office:value-type="float" office:value="23.810146" calcext:value-type="float">
            <text:p>23,810146</text:p>
          </table:table-cell>
          <table:table-cell table:formula="of:=AVERAGE([.K44:.K48])" office:value-type="float" office:value="17.150426" calcext:value-type="float">
            <text:p>17,150426</text:p>
          </table:table-cell>
          <table:table-cell table:formula="of:=AVERAGE([.L44:.L48])" office:value-type="float" office:value="111.231644" calcext:value-type="float">
            <text:p>111,231644</text:p>
          </table:table-cell>
          <table:table-cell table:formula="of:=AVERAGE([.M44:.M48])" office:value-type="float" office:value="0.04475444" calcext:value-type="float">
            <text:p>0,04475444</text:p>
          </table:table-cell>
          <table:table-cell table:formula="of:=AVERAGE([.N44:.N48])"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4_3_2_th_0.3 <text:s text:c="11"/></text:p>
          </table:table-cell>
          <table:table-cell office:value-type="float" office:value="23.02306" calcext:value-type="float">
            <text:p>23,02306</text:p>
          </table:table-cell>
          <table:table-cell office:value-type="float" office:value="17.39782" calcext:value-type="float">
            <text:p>17,39782</text:p>
          </table:table-cell>
          <table:table-cell office:value-type="float" office:value="130.29824" calcext:value-type="float">
            <text:p>130,29824</text:p>
          </table:table-cell>
          <table:table-cell office:value-type="float" office:value="0.1071889" calcext:value-type="float">
            <text:p>0,10718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 gamma = 0.000244, epsilon = 0.5, C = 16 </text:p>
          </table:table-cell>
          <table:table-cell office:value-type="float" office:value="22.5079" calcext:value-type="float">
            <text:p>22,5079</text:p>
          </table:table-cell>
          <table:table-cell office:value-type="float" office:value="15.52216" calcext:value-type="float">
            <text:p>15,52216</text:p>
          </table:table-cell>
          <table:table-cell office:value-type="float" office:value="97.82594" calcext:value-type="float">
            <text:p>97,82594</text:p>
          </table:table-cell>
          <table:table-cell office:value-type="float" office:value="0.146697" calcext:value-type="float">
            <text:p>0,1466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/>
          <table:table-cell office:value-type="string" calcext:value-type="string">
            <text:p>mlp5_3_2_th_0.3 <text:s text:c="11"/></text:p>
          </table:table-cell>
          <table:table-cell office:value-type="float" office:value="23.99385" calcext:value-type="float">
            <text:p>23,99385</text:p>
          </table:table-cell>
          <table:table-cell office:value-type="float" office:value="17.13364" calcext:value-type="float">
            <text:p>17,13364</text:p>
          </table:table-cell>
          <table:table-cell office:value-type="float" office:value="102.34155" calcext:value-type="float">
            <text:p>102,34155</text:p>
          </table:table-cell>
          <table:table-cell office:value-type="float" office:value="0.0303093" calcext:value-type="float">
            <text:p>0,03030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.00.0000</text:date>, <text:time style:data-style-name="N2" text:time-value="19:35:21.94970427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9:30:56.733059806</meta:creation-date>
    <meta:generator>LibreOffice/6.0.3.2$Linux_X86_64 LibreOffice_project/00m0$Build-2</meta:generator>
    <dc:date>2018-07-17T19:56:31.963798565</dc:date>
    <meta:editing-duration>PT24M32S</meta:editing-duration>
    <meta:editing-cycles>9</meta:editing-cycles>
    <meta:document-statistic meta:table-count="1" meta:cell-count="592" meta:object-count="0"/>
  </office:meta>
</office:document-meta>
</file>